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32:11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32:11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ath3343" draw:style-name="style0" draw:layer="layout" svg:x="0.722cm" svg:y="1.052cm" svg:width="16.733cm" svg:height="2.400cm" svg:viewBox="0.0 0.0 16734.000 2400.000" svg:d="M 1446.000 3564.000 L 1920.000 2106.000 L 2687.999 4467.000 L 1446.000 3564.000 L 1446.000 3564.000 ZM 5802.000 3602.999 L 6567.000 3045.000 L 5619.000 3045.000 L 5328.000 2144.999 L 5034.000 3045.000 L 4086.000 3045.000 L 4853.999 3602.999 L 4560.000 4502.999 L 5327.999 3944.999 L 6093.000 4502.999 L 5802.000 3602.999 L 5802.000 3602.999 ZM 10011.000 3047.999 L 7530.000 3047.999 L 8295.000 3602.999 L 8000.999 4502.999 L 10011.000 3047.999 L 10011.000 3047.999 ZM 11724.000 3602.999 L 12492.000 3045.000 L 10011.000 3045.000 L 12018.000 4502.999 L 11724.000 3602.999 L 11724.000 3602.999 ZM 15177.000 4505.999 L 14883.000 3606.000 L 14703.000 3047.999 L 14409.000 2147.999 L 14115.000 3047.999 L 13934.999 3606.000 L 13641.000 4505.999 L 14405.999 3947.999 L 15177.000 4505.999 L 15177.000 4505.999 ZM 17411.999 3602.999 L 18179.999 3045.000 L 17231.999 3045.000 L 16938.000 2144.999 L 16644.000 3045.000 L 16464.000 3602.999 L 16938.000 3947.999 L 17706.000 4505.999 L 17411.999 3602.999 L 17411.999 3602.999 Z">
          <!-- 49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32:11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32:11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